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size-complex="14pt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margin-left="7.251cm" fo:margin-right="0cm" fo:text-align="end" style:justify-single-word="false" fo:text-indent="0cm" style:auto-text-indent="false"/>
      <style:text-properties style:font-size-complex="14pt"/>
    </style:style>
    <style:style style:name="P7" style:family="paragraph" style:parent-style-name="Standard">
      <style:paragraph-properties fo:margin-left="7.752cm" fo:margin-right="0cm" fo:text-align="end" style:justify-single-word="false" fo:text-indent="-0.25cm" style:auto-text-indent="false"/>
      <style:text-properties fo:font-size="14pt" style:font-size-asian="14pt" style:font-size-complex="14pt"/>
    </style:style>
    <style:style style:name="P8" style:family="paragraph" style:parent-style-name="Standard">
      <style:paragraph-properties fo:margin-left="0cm" fo:margin-right="0cm" fo:text-align="justify" style:justify-single-word="false" fo:text-indent="0.953cm" style:auto-text-indent="false"/>
    </style:style>
    <style:style style:name="P9" style:family="paragraph" style:parent-style-name="Standard"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1" style:family="paragraph" style:parent-style-name="Standard">
      <style:text-properties fo:font-size="14pt" officeooo:paragraph-rsid="001ffd4b" style:font-size-asian="14pt" style:font-size-complex="14pt"/>
    </style:style>
    <style:style style:name="P12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officeooo:paragraph-rsid="00218c23"/>
    </style:style>
    <style:style style:name="P13" style:family="paragraph" style:parent-style-name="Heading_20_2" style:master-page-name="Standard">
      <style:paragraph-properties fo:margin-left="7.251cm" fo:margin-right="0cm" fo:text-indent="0cm" style:auto-text-indent="false" style:page-number="auto"/>
    </style:style>
    <style:style style:name="P14" style:family="paragraph" style:parent-style-name="Heading_20_2">
      <style:paragraph-properties fo:margin-left="7.251cm" fo:margin-right="0cm" fo:text-indent="0cm" style:auto-text-indent="false"/>
      <style:text-properties style:font-size-complex="14pt" style:font-weight-complex="bold"/>
    </style:style>
    <style:style style:name="T1" style:family="text">
      <style:text-properties fo:color="#ff0000" fo:font-size="20pt" style:font-size-asian="20pt"/>
    </style:style>
    <style:style style:name="T2" style:family="text">
      <style:text-properties fo:color="#ff0000" fo:font-size="20pt" fo:language="ru" fo:country="RU" style:font-size-asian="20pt"/>
    </style:style>
    <style:style style:name="T3" style:family="text">
      <style:text-properties fo:font-weight="bold" style:font-weight-asian="bold"/>
    </style:style>
    <style:style style:name="T4" style:family="text">
      <style:text-properties fo:font-size="10pt" style:font-size-asian="10pt" style:font-size-complex="1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08a162" style:font-size-asian="14pt" style:font-size-complex="14pt"/>
    </style:style>
    <style:style style:name="T7" style:family="text">
      <style:text-properties fo:font-size="14pt" officeooo:rsid="000b0748" style:font-size-asian="14pt" style:font-size-complex="14pt"/>
    </style:style>
    <style:style style:name="T8" style:family="text">
      <style:text-properties fo:font-size="14pt" officeooo:rsid="000c7c1e" style:font-size-asian="14pt" style:font-size-complex="14pt"/>
    </style:style>
    <style:style style:name="T9" style:family="text">
      <style:text-properties fo:font-size="14pt" fo:font-weight="bold" style:font-size-asian="14pt" style:font-weight-asian="bold" style:font-size-complex="14pt"/>
    </style:style>
    <style:style style:name="T10" style:family="text">
      <style:text-properties fo:font-size="14pt" fo:language="en" fo:country="US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>__________________________<text:span text:style-name="T3"><text:line-break/></text:span><text:span text:style-name="T4"><text:tab/><text:tab/>Руководителю </text:span></text:h>
      <text:h text:style-name="P14" text:outline-level="2">__________________________</text:h>
      <text:p text:style-name="P6"><text:tab/><text:tab/>Название организации</text:p>
      <text:p text:style-name="P7">__________________________</text:p>
      <text:p text:style-name="P2"><text:s text:c="99"/>ФИО</text:p>
      <text:p text:style-name="P3"/>
      <text:p text:style-name="P3"/>
      <text:p text:style-name="P4">Уважаемый …………!</text:p>
      <text:p text:style-name="P4"/>
      <text:p text:style-name="P12"><text:span text:style-name="T5">Диссертационный совет </text:span><text:span text:style-name="T6">___ШИФР_СОВЕТА___</text:span><text:span text:style-name="T5"> просит (название организации) дать согласие выступить в качестве ведущей организации по диссертации ___ФИО_в_родительном_падеже___</text:span><text:span text:style-name="T9"> </text:span><text:span text:style-name="T5">«___ Тема_диссертации ___», представленной к защите на соискание ученой </text:span><text:span text:style-name="T7">степени ___кандидат_или_доктор___а ___каких_наук___ </text:span><text:span text:style-name="T8">наук</text:span><text:span text:style-name="T5"> по специальности(ям) </text:span><text:span text:style-name="T7">___ШИФР_СПЕЦ___ <text:s/>___Название_научной_специальности___</text:span><text:span text:style-name="T5">.</text:span></text:p>
      <text:p text:style-name="P8"><text:span text:style-name="T5">Обращение обусловлено требованием п. 4.5 раздела </text:span><text:span text:style-name="T10">IV</text:span><text:span text:style-name="T5"> Положения о совете по защите диссертаций на соискание ученой степени кандидата наук, на соискание ученой степени доктора наук в федеральном государственном автономном образовательном учреждении высшего образования «Российский университет дружбы народов имени Патриса Лумумбы», утвержденного ученым советом РУДН 22.01.2024, протокол № УС-1, предусматривающего получение письменного согласия ведущей организации.</text:span></text:p>
      <text:p text:style-name="P3"/>
      <text:p text:style-name="P3"/>
      <text:p text:style-name="P3"/>
      <text:p text:style-name="P3"/>
      <text:p text:style-name="P3">С уважением,</text:p>
      <text:p text:style-name="P3"/>
      <text:p text:style-name="P3">Учёный секретарь</text:p>
      <text:p text:style-name="P11">диссертационного совета <text:s text:c="61"/>___Учсекретарь_И_О___</text:p>
      <text:p text:style-name="P5"/>
      <text:p text:style-name="P3"/>
      <text:p text:style-name="Standard"/>
      <text:p text:style-name="Standard">ГЕРБОВАЯ ПЕЧАТЬ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end" style:justify-single-word="false" fo:keep-with-next="always"/>
      <style:text-properties fo:font-size="14pt" fo:language="none" fo:country="none" style:font-size-asian="14pt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fo:color="#ff0000" fo:font-size="20pt" style:font-size-asian="20pt"/>
    </style:style>
    <style:style style:name="MT2" style:family="text">
      <style:text-properties fo:color="#ff0000" fo:font-size="20pt" fo:language="ru" fo:country="RU" style:font-size-asian="20pt"/>
    </style:style>
    <style:page-layout style:name="Mpm1">
      <style:page-layout-properties fo:page-width="21.001cm" fo:page-height="29.7cm" style:num-format="1" style:print-orientation="portrait" fo:margin-top="1.249cm" fo:margin-bottom="2cm" fo:margin-left="3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5.752cm" fo:margin-left="0cm" fo:margin-right="0cm" fo:margin-bottom="5.65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На бланке </text:span><text:span text:style-name="MT2">РУДН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.drobysheva</meta:initial-creator>
    <meta:creation-date>2019-02-13T13:04:00</meta:creation-date>
    <dc:date>2025-10-16T03:17:04.577660446</dc:date>
    <meta:editing-cycles>18</meta:editing-cycles>
    <meta:editing-duration>PT1H32M4S</meta:editing-duration>
    <meta:generator>LibreOffice/5.1.6.2$Linux_X86_64 LibreOffice_project/10m0$Build-2</meta:generator>
    <meta:document-statistic meta:table-count="0" meta:image-count="0" meta:object-count="0" meta:page-count="1" meta:paragraph-count="13" meta:word-count="108" meta:character-count="1233" meta:non-whitespace-character-count="972"/>
  </office:meta>
</office:document-meta>
</file>